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983b0" loext:opacity="100%" fo:font-weight="bold" officeooo:rsid="00157dcc" officeooo:paragraph-rsid="001fde66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6pt" fo:font-weight="bold" officeooo:rsid="00157dcc" officeooo:paragraph-rsid="001fde66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57dcc" officeooo:paragraph-rsid="001fde66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97583" loext:opacity="100%"/>
    </style:style>
    <style:style style:name="T4" style:family="text">
      <style:text-properties fo:color="#b392f0" loext:opacity="100%"/>
    </style:style>
    <style:style style:name="T5" style:family="text">
      <style:text-properties fo:color="#b392f0" loext:opacity="100%" style:font-name="Droid Sans Mono" fo:font-size="10.5pt" fo:background-color="#24292e" loext:char-shading-value="0"/>
    </style:style>
    <style:style style:name="T6" style:family="text">
      <style:text-properties fo:color="#ffab70" loext:opacity="100%"/>
    </style:style>
    <style:style style:name="T7" style:family="text">
      <style:text-properties fo:color="#9ecbff" loext:opacity="100%"/>
    </style:style>
    <style:style style:name="T8" style:family="text">
      <style:text-properties fo:color="#9ecbff" loext:opacity="100%" style:font-name="Droid Sans Mono" fo:font-size="10.5pt" fo:background-color="#24292e" loext:char-shading-value="0"/>
    </style:style>
    <style:style style:name="T9" style:family="text">
      <style:text-properties fo:color="#79b8ff" loext:opacity="100%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style:font-name="Droid Sans Mono" fo:font-size="10.5pt" fo:background-color="#24292e" loext:char-shading-value="0"/>
    </style:style>
    <style:style style:name="T1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24AI034 | Manav Dhamecha | AI Assignment 13</text:p>
      <text:p text:style-name="P3"/>
      <text:p text:style-name="P1"><text:span text:style-name="T1">Github Link :</text:span> <text:a xlink:type="simple" xlink:href="https://github.com/manavdhamecha77/AI202" text:style-name="Internet_20_link" text:visited-style-name="Visited_20_Internet_20_Link"><text:span text:style-name="T2">https://github.com/manavdhamecha77/AI202</text:span></text:a></text:p>
      <text:p text:style-name="Standard"/>
      <text:p text:style-name="P4">1. Write a program to solve the questions using Forward Chaining.</text:p>
      <text:p text:style-name="P4"/>
      <text:p text:style-name="P4">a. Knowledge Base:</text:p>
      <text:p text:style-name="P4">P → Q</text:p>
      <text:p text:style-name="P4">L ∧ M → P</text:p>
      <text:p text:style-name="P4">A ∧ B → L</text:p>
      <text:p text:style-name="P4">A</text:p>
      <text:p text:style-name="P4">B</text:p>
      <text:p text:style-name="P4">M</text:p>
      <text:p text:style-name="P4"/>
      <text:p text:style-name="P4">Conclusion: Q</text:p>
      <text:p text:style-name="P4"/>
      <text:p text:style-name="P4">b. Knowledge Base:</text:p>
      <text:p text:style-name="P4">A → B</text:p>
      <text:p text:style-name="P4">B → C</text:p>
      <text:p text:style-name="P4">C → D</text:p>
      <text:p text:style-name="P4">A</text:p>
      <text:p text:style-name="P4">E</text:p>
      <text:p text:style-name="P4">D ∧ E → F</text:p>
      <text:p text:style-name="P4"/>
      <text:p text:style-name="P4">Conclusion: F</text:p>
      <text:p text:style-name="Standard"/>
      <text:p text:style-name="Standard"># Forward Chaining</text:p>
      <text:p text:style-name="Standard"/>
      <text:p text:style-name="Standard">def forward_chain(rules, facts, goal):</text:p>
      <text:p text:style-name="Standard"/>
      <text:p text:style-name="Standard">known = set(facts)</text:p>
      <text:p text:style-name="Standard"/>
      <text:p text:style-name="Standard">print("Initial Facts :", facts)</text:p>
      <text:p text:style-name="Standard">print()</text:p>
      <text:p text:style-name="Standard"/>
      <text:p text:style-name="Standard">changed = True</text:p>
      <text:p text:style-name="Standard"/>
      <text:p text:style-name="Standard">while changed:</text:p>
      <text:p text:style-name="Standard"/>
      <text:p text:style-name="Standard">changed = False</text:p>
      <text:p text:style-name="Standard"/>
      <text:p text:style-name="Standard">for left, right in rules:</text:p>
      <text:p text:style-name="Standard"/>
      <text:p text:style-name="Standard">ok = True</text:p>
      <text:p text:style-name="Standard"/>
      <text:p text:style-name="Standard">for x in left:</text:p>
      <text:p text:style-name="Standard">if x not in known:</text:p>
      <text:p text:style-name="Standard">ok = False</text:p>
      <text:p text:style-name="Standard"/>
      <text:p text:style-name="Standard">if ok and right not in known:</text:p>
      <text:p text:style-name="Standard"/>
      <text:p text:style-name="Standard">print(left, "-&gt;", right, " so derive ", right)</text:p>
      <text:p text:style-name="Standard"><text:soft-page-break/>known.add(right)</text:p>
      <text:p text:style-name="Standard">changed = True</text:p>
      <text:p text:style-name="Standard"/>
      <text:p text:style-name="Standard">print()</text:p>
      <text:p text:style-name="Standard">print("All Facts :", list(known))</text:p>
      <text:p text:style-name="Standard"/>
      <text:p text:style-name="Standard">if goal in known:</text:p>
      <text:p text:style-name="Standard">print("Conclusion proved :", goal)</text:p>
      <text:p text:style-name="Standard">else:</text:p>
      <text:p text:style-name="Standard">print("Conclusion not proved")</text:p>
      <text:p text:style-name="Standard"/>
      <text:p text:style-name="Standard">print("1(a)")</text:p>
      <text:p text:style-name="Standard">rules = [</text:p>
      <text:p text:style-name="Standard">(["P"], "Q"),</text:p>
      <text:p text:style-name="Standard">(["L", "M"], "P"),</text:p>
      <text:p text:style-name="Standard">(["A", "B"], "L")</text:p>
      <text:p text:style-name="Standard">]</text:p>
      <text:p text:style-name="Standard">facts = ["A", "B", "M"]</text:p>
      <text:p text:style-name="Standard">forward_chain(rules, facts, "Q")</text:p>
      <text:p text:style-name="Standard"/>
      <text:p text:style-name="Standard">print("\n1(b)")</text:p>
      <text:p text:style-name="Standard">rules = [</text:p>
      <text:p text:style-name="Standard">(["A"], "B"),</text:p>
      <text:p text:style-name="Standard">(["B"], "C"),</text:p>
      <text:p text:style-name="Standard">(["C"], "D"),</text:p>
      <text:p text:style-name="Standard">(["D", "E"], "F")</text:p>
      <text:p text:style-name="Standard">]</text:p>
      <text:p text:style-name="Standard">facts = ["A", "E"]</text:p>
      <text:p text:style-name="Standard">forward_chain(rules, facts, "F")</text:p>
      <text:p text:style-name="Standard"/>
      <text:p text:style-name="Standard"/>
      <text:p text:style-name="P4">2. Write a program to solve the questions using Backward Chaining.</text:p>
      <text:p text:style-name="P4"/>
      <text:p text:style-name="P4">a. Knowledge Base:</text:p>
      <text:p text:style-name="P4">P → Q</text:p>
      <text:p text:style-name="P4">R → Q</text:p>
      <text:p text:style-name="P4">A → P</text:p>
      <text:p text:style-name="P4">B → R</text:p>
      <text:p text:style-name="P4">A</text:p>
      <text:p text:style-name="P4">B</text:p>
      <text:p text:style-name="P4"/>
      <text:p text:style-name="P4">Conclusion: Q</text:p>
      <text:p text:style-name="P4"/>
      <text:p text:style-name="P4">b. Knowledge Base:</text:p>
      <text:p text:style-name="P4">A → B</text:p>
      <text:p text:style-name="P4">B ∧ C → D</text:p>
      <text:p text:style-name="P4">E → C</text:p>
      <text:p text:style-name="P4">A</text:p>
      <text:p text:style-name="P4">E</text:p>
      <text:p text:style-name="P4"/>
      <text:p text:style-name="Standard"><text:span text:style-name="T12">Conclusion: D</text:span></text:p>
      <text:p text:style-name="Standard"/>
      <text:p text:style-name="Standard"><text:soft-page-break/># Backward Chaining</text:p>
      <text:p text:style-name="Standard"/>
      <text:p text:style-name="Standard">def backward(goal, rules, facts, seen):</text:p>
      <text:p text:style-name="Standard"/>
      <text:p text:style-name="Standard">print("Need to prove :", goal)</text:p>
      <text:p text:style-name="Standard"/>
      <text:p text:style-name="Standard">if goal in facts:</text:p>
      <text:p text:style-name="Standard">print(goal, "is a fact")</text:p>
      <text:p text:style-name="Standard">return True</text:p>
      <text:p text:style-name="Standard"/>
      <text:p text:style-name="Standard">if goal in seen:</text:p>
      <text:p text:style-name="Standard">return False</text:p>
      <text:p text:style-name="Standard"/>
      <text:p text:style-name="Standard">seen.add(goal)</text:p>
      <text:p text:style-name="Standard"/>
      <text:p text:style-name="Standard">for left, right in rules:</text:p>
      <text:p text:style-name="Standard"/>
      <text:p text:style-name="Standard">if right == goal:</text:p>
      <text:p text:style-name="Standard"/>
      <text:p text:style-name="Standard">print("Using rule :", left, "-&gt;", right)</text:p>
      <text:p text:style-name="Standard"/>
      <text:p text:style-name="Standard">ok = True</text:p>
      <text:p text:style-name="Standard"/>
      <text:p text:style-name="Standard">for x in left:</text:p>
      <text:p text:style-name="Standard">if not backward(x, rules, facts, seen):</text:p>
      <text:p text:style-name="Standard">ok = False</text:p>
      <text:p text:style-name="Standard"/>
      <text:p text:style-name="Standard">if ok:</text:p>
      <text:p text:style-name="Standard">print(goal, "proved")</text:p>
      <text:p text:style-name="Standard">return True</text:p>
      <text:p text:style-name="Standard"/>
      <text:p text:style-name="Standard">print(goal, "not proved")</text:p>
      <text:p text:style-name="Standard">return False</text:p>
      <text:p text:style-name="Standard"/>
      <text:p text:style-name="Standard">print("2(a)")</text:p>
      <text:p text:style-name="Standard">rules = [</text:p>
      <text:p text:style-name="Standard">(["P"], "Q"),</text:p>
      <text:p text:style-name="Standard">(["R"], "Q"),</text:p>
      <text:p text:style-name="Standard">(["A"], "P"),</text:p>
      <text:p text:style-name="Standard">(["B"], "R")</text:p>
      <text:p text:style-name="Standard">]</text:p>
      <text:p text:style-name="Standard">facts = ["A", "B"]</text:p>
      <text:p text:style-name="Standard"/>
      <text:p text:style-name="Standard">if backward("Q", rules, facts, set()):</text:p>
      <text:p text:style-name="Standard">print("Conclusion proved : Q")</text:p>
      <text:p text:style-name="Standard">else:</text:p>
      <text:p text:style-name="Standard">print("Conclusion not proved")</text:p>
      <text:p text:style-name="Standard"/>
      <text:p text:style-name="Standard">print("\n2(b)")</text:p>
      <text:p text:style-name="Standard">rules = [</text:p>
      <text:p text:style-name="Standard">(["A"], "B"),</text:p>
      <text:p text:style-name="Standard">(["B", "C"], "D"),</text:p>
      <text:p text:style-name="Standard"><text:soft-page-break/>(["E"], "C")</text:p>
      <text:p text:style-name="Standard">]</text:p>
      <text:p text:style-name="Standard">facts = ["A", "E"]</text:p>
      <text:p text:style-name="Standard"/>
      <text:p text:style-name="Standard">if backward("D", rules, facts, set()):</text:p>
      <text:p text:style-name="Standard">print("Conclusion proved : D")</text:p>
      <text:p text:style-name="Standard">else:</text:p>
      <text:p text:style-name="Standard">print("Conclusion not proved")</text:p>
      <text:p text:style-name="Standard"/>
      <text:p text:style-name="P4">3. Write a program to solve the questions using the method Resolution and proof of</text:p>
      <text:p text:style-name="P4">refutation/contradiction.</text:p>
      <text:p text:style-name="P4"/>
      <text:p text:style-name="P4">a. Knowledge Base:</text:p>
      <text:p text:style-name="P4">P ∨ Q</text:p>
      <text:p text:style-name="P4">P → R</text:p>
      <text:p text:style-name="P4">Q → S</text:p>
      <text:p text:style-name="P4">R → S</text:p>
      <text:p text:style-name="P4"/>
      <text:p text:style-name="P4">Conclusion: S</text:p>
      <text:p text:style-name="P4"/>
      <text:p text:style-name="P4">b. Knowledge Base:</text:p>
      <text:p text:style-name="P4">P → Q</text:p>
      <text:p text:style-name="P4">Q → R</text:p>
      <text:p text:style-name="P4">S → ¬R</text:p>
      <text:p text:style-name="P4">P</text:p>
      <text:p text:style-name="P4"/>
      <text:p text:style-name="P4">Conclusion: S</text:p>
      <text:p text:style-name="P4"/>
      <text:p text:style-name="Standard"># Resolution</text:p>
      <text:p text:style-name="Standard"/>
      <text:p text:style-name="Standard">def negate(x):</text:p>
      <text:p text:style-name="Standard"/>
      <text:p text:style-name="Standard">if x[0] == "~":</text:p>
      <text:p text:style-name="Standard">return x[1:]</text:p>
      <text:p text:style-name="Standard"/>
      <text:p text:style-name="Standard">return "~" + x</text:p>
      <text:p text:style-name="Standard"/>
      <text:p text:style-name="Standard">def resolve(c1, c2):</text:p>
      <text:p text:style-name="Standard"/>
      <text:p text:style-name="Standard">out = []</text:p>
      <text:p text:style-name="Standard"/>
      <text:p text:style-name="Standard">for a in c1:</text:p>
      <text:p text:style-name="Standard">for b in c2:</text:p>
      <text:p text:style-name="Standard"/>
      <text:p text:style-name="Standard">if a == negate(b):</text:p>
      <text:p text:style-name="Standard"/>
      <text:p text:style-name="Standard">temp = set(c1 + c2)</text:p>
      <text:p text:style-name="Standard">temp.remove(a)</text:p>
      <text:p text:style-name="Standard">temp.remove(b)</text:p>
      <text:p text:style-name="Standard">out.append(list(temp))</text:p>
      <text:p text:style-name="Standard"/>
      <text:p text:style-name="Standard">return out</text:p>
      <text:p text:style-name="Standard"><text:soft-page-break/></text:p>
      <text:p text:style-name="Standard">def resolution(kb, goal):</text:p>
      <text:p text:style-name="Standard"/>
      <text:p text:style-name="Standard">clauses = []</text:p>
      <text:p text:style-name="Standard"/>
      <text:p text:style-name="Standard">for x in kb:</text:p>
      <text:p text:style-name="Standard">clauses.append(x)</text:p>
      <text:p text:style-name="Standard"/>
      <text:p text:style-name="Standard">clauses.append([negate(goal)])</text:p>
      <text:p text:style-name="Standard"/>
      <text:p text:style-name="Standard">print("Clauses :")</text:p>
      <text:p text:style-name="Standard">for x in clauses:</text:p>
      <text:p text:style-name="Standard">print(x)</text:p>
      <text:p text:style-name="Standard"/>
      <text:p text:style-name="Standard">print()</text:p>
      <text:p text:style-name="Standard"/>
      <text:p text:style-name="Standard">new = []</text:p>
      <text:p text:style-name="Standard"/>
      <text:p text:style-name="Standard">while True:</text:p>
      <text:p text:style-name="Standard"/>
      <text:p text:style-name="Standard">n = len(clauses)</text:p>
      <text:p text:style-name="Standard"/>
      <text:p text:style-name="Standard">for i in range(n):</text:p>
      <text:p text:style-name="Standard">for j in range(i + 1, n):</text:p>
      <text:p text:style-name="Standard"/>
      <text:p text:style-name="Standard">res = resolve(clauses[i], clauses[j])</text:p>
      <text:p text:style-name="Standard"/>
      <text:p text:style-name="Standard">for x in res:</text:p>
      <text:p text:style-name="Standard"/>
      <text:p text:style-name="Standard">print(clauses[i], "and", clauses[j], "=&gt;", x)</text:p>
      <text:p text:style-name="Standard"/>
      <text:p text:style-name="Standard">if x == []:</text:p>
      <text:p text:style-name="Standard">print("Empty Clause found")</text:p>
      <text:p text:style-name="Standard">print("Conclusion proved :", goal)</text:p>
      <text:p text:style-name="Standard">return</text:p>
      <text:p text:style-name="Standard"/>
      <text:p text:style-name="Standard">if x not in clauses and x not in new:</text:p>
      <text:p text:style-name="Standard">new.append(x)</text:p>
      <text:p text:style-name="Standard"/>
      <text:p text:style-name="Standard">if not new:</text:p>
      <text:p text:style-name="Standard">print("Conclusion not proved")</text:p>
      <text:p text:style-name="Standard">return</text:p>
      <text:p text:style-name="Standard"/>
      <text:p text:style-name="Standard">for x in new:</text:p>
      <text:p text:style-name="Standard">clauses.append(x)</text:p>
      <text:p text:style-name="Standard"/>
      <text:p text:style-name="Standard">new = []</text:p>
      <text:p text:style-name="Standard"/>
      <text:p text:style-name="Standard">print("3(a)")</text:p>
      <text:p text:style-name="Standard">kb = [</text:p>
      <text:p text:style-name="Standard">["P", "Q"],</text:p>
      <text:p text:style-name="Standard">["~P", "R"],</text:p>
      <text:p text:style-name="Standard"><text:soft-page-break/>["~Q", "S"],</text:p>
      <text:p text:style-name="Standard">["~R", "S"]</text:p>
      <text:p text:style-name="Standard">]</text:p>
      <text:p text:style-name="Standard">resolution(kb, "S")</text:p>
      <text:p text:style-name="Standard"/>
      <text:p text:style-name="Standard">print("\n3(b)")</text:p>
      <text:p text:style-name="Standard">kb = [</text:p>
      <text:p text:style-name="Standard">["~P", "Q"],</text:p>
      <text:p text:style-name="Standard">["~Q", "R"],</text:p>
      <text:p text:style-name="Standard">["S", "~R"],</text:p>
      <text:p text:style-name="Standard">["P"]</text:p>
      <text:p text:style-name="Standard">]</text:p>
      <text:p text:style-name="Standard">resolution(kb, "S")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18:52:14.285406843</meta:creation-date>
    <meta:print-date>2026-04-22T18:55:41.138475685</meta:print-date>
    <meta:printed-by>PDF files</meta:printed-by>
    <dc:date>2026-04-22T18:55:46.671869876</dc:date>
    <meta:editing-duration>PT5S</meta:editing-duration>
    <meta:editing-cycles>1</meta:editing-cycles>
    <meta:document-statistic meta:table-count="0" meta:image-count="0" meta:object-count="0" meta:page-count="6" meta:paragraph-count="193" meta:word-count="574" meta:character-count="3083" meta:non-whitespace-character-count="2702"/>
    <meta:generator>LibreOffice/24.2.7.2$Linux_X86_64 LibreOffice_project/420$Build-2</meta:generator>
  </office:meta>
</office:document-meta>
</file>